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1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2.072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9pt" style:text-underline-style="solid" style:text-underline-width="auto" style:text-underline-color="font-color" style:font-name-asian="Monospace" style:font-name-complex="Monospace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  <table:table-cell office:value-type="string" calcext:value-type="string">
            <text:p>0 crtGoa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3" office:value-type="string" calcext:value-type="string">
            <text:p>1 stmt_list stmt_list <text:span text:style-name="T1">stmt</text:span> </text:p>
          </table:table-cell>
          <table:table-cell office:value-type="string" calcext:value-type="string">
            <text:p>1 lnkStmtLst 1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3" office:value-type="string" calcext:value-type="string">
            <text:p>2 stmt_list <text:span text:style-name="T1">stmt</text:span> </text:p>
          </table:table-cell>
          <table:table-cell office:value-type="string" calcext:value-type="string">
            <text:p>2 crtStmtLst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3" office:value-type="string" calcext:value-type="string">
            <text:p>3 <text:span text:style-name="T1">stmt</text:span> class_def </text:p>
          </table:table-cell>
          <table:table-cell office:value-type="string" calcext:value-type="string">
            <text:p>3 crtStmtClsDef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3" office:value-type="string" calcext:value-type="string">
            <text:p>4 <text:span text:style-name="T1">stmt</text:span> interface_def </text:p>
          </table:table-cell>
          <table:table-cell office:value-type="string" calcext:value-type="string">
            <text:p>4 crtStmtIntfDef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3" office:value-type="string" calcext:value-type="string">
            <text:p>5 <text:span text:style-name="T1">stmt</text:span> func_def </text:p>
          </table:table-cell>
          <table:table-cell office:value-type="string" calcext:value-type="string">
            <text:p>5 crtStmtFuncDef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3" office:value-type="string" calcext:value-type="string">
            <text:p>6 <text:span text:style-name="T1">stmt</text:span> if_stmt </text:p>
          </table:table-cell>
          <table:table-cell office:value-type="string" calcext:value-type="string">
            <text:p>6 crtStmtIf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3" office:value-type="string" calcext:value-type="string">
            <text:p>7 <text:span text:style-name="T1">stmt</text:span> while_stmt </text:p>
          </table:table-cell>
          <table:table-cell office:value-type="string" calcext:value-type="string">
            <text:p>7 crtStmtWhl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3" office:value-type="string" calcext:value-type="string">
            <text:p>8 <text:span text:style-name="T1">stmt</text:span> sg_stmt ; </text:p>
          </table:table-cell>
          <table:table-cell office:value-type="string" calcext:value-type="string">
            <text:p>8 crtStmtSg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  <table:table-cell office:value-type="string" calcext:value-type="string">
            <text:p>9 crtSgVarAssig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var_def </text:p>
          </table:table-cell>
          <table:table-cell office:value-type="string" calcext:value-type="string">
            <text:p>10 crtSgVarDe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alc_exp </text:p>
          </table:table-cell>
          <table:table-cell office:value-type="string" calcext:value-type="string">
            <text:p>11 crtSgCal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sg_stmt control_flow </text:p>
          </table:table-cell>
          <table:table-cell office:value-type="string" calcext:value-type="string">
            <text:p>12 crtSgCtr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return calc_exp </text:p>
          </table:table-cell>
          <table:table-cell office:value-type="string" calcext:value-type="string">
            <text:p>13 crtCFRe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return </text:p>
          </table:table-cell>
          <table:table-cell office:value-type="string" calcext:value-type="string">
            <text:p>14 crtCFRe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office:value-type="string" calcext:value-type="string">
            <text:p>15 control_flow continue </text:p>
          </table:table-cell>
          <table:table-cell office:value-type="string" calcext:value-type="string">
            <text:p>15 crtCFCon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office:value-type="string" calcext:value-type="string">
            <text:p>16 control_flow break </text:p>
          </table:table-cell>
          <table:table-cell office:value-type="string" calcext:value-type="string">
            <text:p>16 crtCFBrk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3" office:value-type="string" calcext:value-type="string">
            <text:p>17 var_def var_def , <text:span text:style-name="T1">var</text:span> </text:p>
          </table:table-cell>
          <table:table-cell office:value-type="string" calcext:value-type="string">
            <text:p>17 linkVarDef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3" office:value-type="string" calcext:value-type="string">
            <text:p>18 var_def var_def , <text:span text:style-name="T1">var</text:span> = expression </text:p>
          </table:table-cell>
          <table:table-cell office:value-type="string" calcext:value-type="string">
            <text:p>18 linkVarDefAsg 4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3" office:value-type="string" calcext:value-type="string">
            <text:p>19 var_def scope_info_list type_exp <text:span text:style-name="T1">var</text:span> </text:p>
          </table:table-cell>
          <table:table-cell office:value-type="string" calcext:value-type="string">
            <text:p>19 crtVarDef 1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table:style-name="ce3" office:value-type="string" calcext:value-type="string">
            <text:p>20 var_def scope_info_list type_exp <text:span text:style-name="T1">var</text:span> = expression </text:p>
          </table:table-cell>
          <table:table-cell office:value-type="string" calcext:value-type="string">
            <text:p>20 crtVarDefAsg 3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office:value-type="string" calcext:value-type="string">
            <text:p>21 var_assign left_side = expression </text:p>
          </table:table-cell>
          <table:table-cell office:value-type="string" calcext:value-type="string">
            <text:p>21 crtVarAsg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office:value-type="string" calcext:value-type="string">
            <text:p>22 left_side field_access </text:p>
          </table:table-cell>
          <table:table-cell office:value-type="string" calcext:value-type="string">
            <text:p>22 crtLftFl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office:value-type="string" calcext:value-type="string">
            <text:p>23 left_side array_access </text:p>
          </table:table-cell>
          <table:table-cell office:value-type="string" calcext:value-type="string">
            <text:p>23 crtLftAr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basic_type </text:p>
          </table:table-cell>
          <table:table-cell office:value-type="string" calcext:value-type="string">
            <text:p>24 crtTpBs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array_type </text:p>
          </table:table-cell>
          <table:table-cell office:value-type="string" calcext:value-type="string">
            <text:p>25 crtTpAr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idn_type </text:p>
          </table:table-cell>
          <table:table-cell office:value-type="string" calcext:value-type="string">
            <text:p>26 crtTp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generic_type </text:p>
          </table:table-cell>
          <table:table-cell office:value-type="string" calcext:value-type="string">
            <text:p>27 crtTpGnrcTp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office:value-type="string" calcext:value-type="string">
            <text:p>28 type_exp function </text:p>
          </table:table-cell>
          <table:table-cell office:value-type="string" calcext:value-type="string">
            <text:p>28 crtTpFun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table:style-name="ce3" office:value-type="string" calcext:value-type="string">
            <text:p>29 basic_type <text:span text:style-name="T1">int</text:span> </text:p>
          </table:table-cell>
          <table:table-cell office:value-type="string" calcext:value-type="string">
            <text:p>29 crtBscTpInt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office:value-type="string" calcext:value-type="string">
            <text:p>30 basic_type double </text:p>
          </table:table-cell>
          <table:table-cell office:value-type="string" calcext:value-type="string">
            <text:p>30 crtBscTpDb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table:style-name="ce3" office:value-type="string" calcext:value-type="string">
            <text:p>31 basic_type <text:span text:style-name="T1">bool</text:span> </text:p>
          </table:table-cell>
          <table:table-cell office:value-type="string" calcext:value-type="string">
            <text:p>31 crtBscTpBl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string </text:p>
          </table:table-cell>
          <table:table-cell office:value-type="string" calcext:value-type="string">
            <text:p>32 crtBscTpSt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basic_type char </text:p>
          </table:table-cell>
          <table:table-cell office:value-type="string" calcext:value-type="string">
            <text:p>33 crtBscTpCh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office:value-type="string" calcext:value-type="string">
            <text:p>34 array_type type_exp [ ] </text:p>
          </table:table-cell>
          <table:table-cell office:value-type="string" calcext:value-type="string">
            <text:p>34 lnkArrTp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table:style-name="ce3" office:value-type="string" calcext:value-type="string">
            <text:p>35 idn_type idn_type . <text:span text:style-name="T1">var</text:span> </text:p>
          </table:table-cell>
          <table:table-cell office:value-type="string" calcext:value-type="string">
            <text:p>35 lnkIdnTpVar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table:style-name="ce3" office:value-type="string" calcext:value-type="string">
            <text:p>36 idn_type <text:span text:style-name="T1">var</text:span> </text:p>
          </table:table-cell>
          <table:table-cell office:value-type="string" calcext:value-type="string">
            <text:p>36 crtIdnTpVar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office:value-type="string" calcext:value-type="string">
            <text:p>37 generic_type idn_type &lt; generic_args &gt; </text:p>
          </table:table-cell>
          <table:table-cell office:value-type="string" calcext:value-type="string">
            <text:p>37 crtGnrcTp 3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table:style-name="ce3" office:value-type="string" calcext:value-type="string">
            <text:p>38 generic_args generic_args , <text:span text:style-name="T1">var</text:span> </text:p>
          </table:table-cell>
          <table:table-cell office:value-type="string" calcext:value-type="string">
            <text:p>38 lnkGnrcArgsVar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office:value-type="string" calcext:value-type="string">
            <text:p>39 generic_args generic_args , ? extends idn_type </text:p>
          </table:table-cell>
          <table:table-cell office:value-type="string" calcext:value-type="string">
            <text:p>39 lnkGnrcArgsExt 4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table:style-name="ce3" office:value-type="string" calcext:value-type="string">
            <text:p>40 generic_args <text:span text:style-name="T1">var</text:span> </text:p>
          </table:table-cell>
          <table:table-cell office:value-type="string" calcext:value-type="string">
            <text:p>40 crtGnrcArgsVar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office:value-type="string" calcext:value-type="string">
            <text:p>41 generic_args ? extends idn_type </text:p>
          </table:table-cell>
          <table:table-cell office:value-type="string" calcext:value-type="string">
            <text:p>41 crtGnrcArgsEx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3" office:value-type="string" calcext:value-type="string">
            <text:p>42 class_def scope_info_list class <text:span text:style-name="T1">var</text:span> generic_pars_list extends_list implements_list { member_def_list } </text:p>
          </table:table-cell>
          <table:table-cell office:value-type="string" calcext:value-type="string">
            <text:p>42 crtClassDef 8 6 5 4 3 1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table:style-name="ce3" office:value-type="string" calcext:value-type="string">
            <text:p>43 interface_def scope_info_list interface <text:span text:style-name="T1">var</text:span> generic_pars_list extends_list { member_def_list } </text:p>
          </table:table-cell>
          <table:table-cell office:value-type="string" calcext:value-type="string">
            <text:p>43 crtIntfDef 7 5 4 3 1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office:value-type="string" calcext:value-type="string">
            <text:p>44 scope_info_list scope_infos </text:p>
          </table:table-cell>
          <table:table-cell office:value-type="string" calcext:value-type="string">
            <text:p>44 crtScpInf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scope_info_list e </text:p>
          </table:table-cell>
          <table:table-cell office:value-type="string" calcext:value-type="string">
            <text:p>45 crtScpInf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office:value-type="string" calcext:value-type="string">
            <text:p>46 scope_infos scope_infos scope_info </text:p>
          </table:table-cell>
          <table:table-cell office:value-type="string" calcext:value-type="string">
            <text:p>46 lnkScpInf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s scope_info </text:p>
          </table:table-cell>
          <table:table-cell office:value-type="string" calcext:value-type="string">
            <text:p>47 crtScpIn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 static </text:p>
          </table:table-cell>
          <table:table-cell office:value-type="string" calcext:value-type="string">
            <text:p>48 crtScpSt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public </text:p>
          </table:table-cell>
          <table:table-cell office:value-type="string" calcext:value-type="string">
            <text:p>49 crtScpPb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private </text:p>
          </table:table-cell>
          <table:table-cell office:value-type="string" calcext:value-type="string">
            <text:p>50 crtScpPrv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scope_info final </text:p>
          </table:table-cell>
          <table:table-cell office:value-type="string" calcext:value-type="string">
            <text:p>51 crtScpFn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generic_pars_list &lt; generic_pars &gt; </text:p>
          </table:table-cell>
          <table:table-cell office:value-type="string" calcext:value-type="string">
            <text:p>52 crtGnrcParL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office:value-type="string" calcext:value-type="string">
            <text:p>53 generic_pars_list e </text:p>
          </table:table-cell>
          <table:table-cell office:value-type="string" calcext:value-type="string">
            <text:p>53 crtGnrcPar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table:style-name="ce3" office:value-type="string" calcext:value-type="string">
            <text:p>54 generic_pars generic_pars , <text:span text:style-name="T1">var</text:span> </text:p>
          </table:table-cell>
          <table:table-cell office:value-type="string" calcext:value-type="string">
            <text:p>54 lnkGnrcPar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table:style-name="ce3" office:value-type="string" calcext:value-type="string">
            <text:p>55 generic_pars generic_pars , <text:span text:style-name="T1">var</text:span> extends idn_type </text:p>
          </table:table-cell>
          <table:table-cell office:value-type="string" calcext:value-type="string">
            <text:p>55 lnkGnrcParExt 4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3" office:value-type="string" calcext:value-type="string">
            <text:p>56 generic_pars <text:span text:style-name="T1">var</text:span> </text:p>
          </table:table-cell>
          <table:table-cell office:value-type="string" calcext:value-type="string">
            <text:p>56 crtGnrcParVar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table:style-name="ce3" office:value-type="string" calcext:value-type="string">
            <text:p>57 generic_pars <text:span text:style-name="T1">var</text:span> extends idn_type </text:p>
          </table:table-cell>
          <table:table-cell office:value-type="string" calcext:value-type="string">
            <text:p>57 crtGnrcParExt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extends_list extends_types </text:p>
          </table:table-cell>
          <table:table-cell office:value-type="string" calcext:value-type="string">
            <text:p>58 crtExt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office:value-type="string" calcext:value-type="string">
            <text:p>59 extends_list e </text:p>
          </table:table-cell>
          <table:table-cell office:value-type="string" calcext:value-type="string">
            <text:p>59 crtExt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office:value-type="string" calcext:value-type="string">
            <text:p>60 extends_types extends_types , idn_type </text:p>
          </table:table-cell>
          <table:table-cell office:value-type="string" calcext:value-type="string">
            <text:p>60 lnkExtIdn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office:value-type="string" calcext:value-type="string">
            <text:p>61 extends_types extends idn_type </text:p>
          </table:table-cell>
          <table:table-cell office:value-type="string" calcext:value-type="string">
            <text:p>61 crtExt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office:value-type="string" calcext:value-type="string">
            <text:p>62 implements_list implements_types </text:p>
          </table:table-cell>
          <table:table-cell office:value-type="string" calcext:value-type="string">
            <text:p>62 crtImp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implements_list e </text:p>
          </table:table-cell>
          <table:table-cell office:value-type="string" calcext:value-type="string">
            <text:p>63 crtImp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implements_types implements_types , idn_type </text:p>
          </table:table-cell>
          <table:table-cell office:value-type="string" calcext:value-type="string">
            <text:p>64 lnkImpIdn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office:value-type="string" calcext:value-type="string">
            <text:p>65 implements_types implements idn_type </text:p>
          </table:table-cell>
          <table:table-cell office:value-type="string" calcext:value-type="string">
            <text:p>65 crtImp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mber_def_list member_def </text:p>
          </table:table-cell>
          <table:table-cell office:value-type="string" calcext:value-type="string">
            <text:p>66 crtMmbDe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office:value-type="string" calcext:value-type="string">
            <text:p>67 member_def_list e </text:p>
          </table:table-cell>
          <table:table-cell office:value-type="string" calcext:value-type="string">
            <text:p>67 crtMmbDef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office:value-type="string" calcext:value-type="string">
            <text:p>68 member_def member_def field_def </text:p>
          </table:table-cell>
          <table:table-cell office:value-type="string" calcext:value-type="string">
            <text:p>68 lnkMmbFld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office:value-type="string" calcext:value-type="string">
            <text:p>69 member_def member_def method_def </text:p>
          </table:table-cell>
          <table:table-cell office:value-type="string" calcext:value-type="string">
            <text:p>69 lnkMmbMthd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member_def field_def </text:p>
          </table:table-cell>
          <table:table-cell office:value-type="string" calcext:value-type="string">
            <text:p>70 crtMmbFl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member_def method_def </text:p>
          </table:table-cell>
          <table:table-cell office:value-type="string" calcext:value-type="string">
            <text:p>71 crtMemMth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field_def scope_info_list var_def ; </text:p>
          </table:table-cell>
          <table:table-cell office:value-type="string" calcext:value-type="string">
            <text:p>72 crtFldDef 2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office:value-type="string" calcext:value-type="string">
            <text:p>73 method_def scope_info_list func_def </text:p>
          </table:table-cell>
          <table:table-cell office:value-type="string" calcext:value-type="string">
            <text:p>73 crtMthdDef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table:style-name="ce3" office:value-type="string" calcext:value-type="string">
            <text:p>74 func_def generic_pars_list type_exp <text:span text:style-name="T1">var</text:span> ( par_list ) { stmt_list } </text:p>
          </table:table-cell>
          <table:table-cell office:value-type="string" calcext:value-type="string">
            <text:p>74 crtFuncDef 7 6 4 1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par_list parameters </text:p>
          </table:table-cell>
          <table:table-cell office:value-type="string" calcext:value-type="string">
            <text:p>75 crtPar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office:value-type="string" calcext:value-type="string">
            <text:p>76 par_list e </text:p>
          </table:table-cell>
          <table:table-cell office:value-type="string" calcext:value-type="string">
            <text:p>76 crtPar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table:style-name="ce3" office:value-type="string" calcext:value-type="string">
            <text:p>77 parameters parameters , type_exp <text:span text:style-name="T1">var</text:span> </text:p>
          </table:table-cell>
          <table:table-cell office:value-type="string" calcext:value-type="string">
            <text:p>77 lnkParVar 3 1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table:style-name="ce3" office:value-type="string" calcext:value-type="string">
            <text:p>78 parameters type_exp <text:span text:style-name="T1">var</text:span> </text:p>
          </table:table-cell>
          <table:table-cell office:value-type="string" calcext:value-type="string">
            <text:p>78 crtParVar 1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if_stmt if_body </text:p>
          </table:table-cell>
          <table:table-cell office:value-type="string" calcext:value-type="string">
            <text:p>79 crtIfI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if_stmt if_body else else_body </text:p>
          </table:table-cell>
          <table:table-cell office:value-type="string" calcext:value-type="string">
            <text:p>80 crtIfIfEl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1 if_body if ( bool_exp ) { stmt_list } </text:p>
          </table:table-cell>
          <table:table-cell office:value-type="string" calcext:value-type="string">
            <text:p>81 crtIfLst 4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2 if_body if ( bool_exp ) sg_stmt ; </text:p>
          </table:table-cell>
          <table:table-cell office:value-type="string" calcext:value-type="string">
            <text:p>82 crtIfSg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3 else_body if_stmt </text:p>
          </table:table-cell>
          <table:table-cell office:value-type="string" calcext:value-type="string">
            <text:p>83 crtElsIf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4 else_body { stmt_list } </text:p>
          </table:table-cell>
          <table:table-cell office:value-type="string" calcext:value-type="string">
            <text:p>84 crtEls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5 else_body sg_stmt ; </text:p>
          </table:table-cell>
          <table:table-cell office:value-type="string" calcext:value-type="string">
            <text:p>85 crtElsSg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6 while_stmt while ( bool_exp ) { stmt_list } </text:p>
          </table:table-cell>
          <table:table-cell office:value-type="string" calcext:value-type="string">
            <text:p>86 crtWhl 4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7 expression lambda_exp </text:p>
          </table:table-cell>
          <table:table-cell office:value-type="string" calcext:value-type="string">
            <text:p>87 crtExpLm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8 expression calc_exp </text:p>
          </table:table-cell>
          <table:table-cell office:value-type="string" calcext:value-type="string">
            <text:p>88 crtExp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9 calc_exp cond_exp </text:p>
          </table:table-cell>
          <table:table-cell office:value-type="string" calcext:value-type="string">
            <text:p>89 crtCalcCn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0 calc_exp new_class_exp </text:p>
          </table:table-cell>
          <table:table-cell office:value-type="string" calcext:value-type="string">
            <text:p>90 crtCalcNewCl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1 calc_exp new_array_exp </text:p>
          </table:table-cell>
          <table:table-cell office:value-type="string" calcext:value-type="string">
            <text:p>91 crtCalcNewAr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2 new_class_exp new idn_type ( arg_list ) </text:p>
          </table:table-cell>
          <table:table-cell office:value-type="string" calcext:value-type="string">
            <text:p>92 crtNewClsIdn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3 new_class_exp new generic_type ( arg_list ) </text:p>
          </table:table-cell>
          <table:table-cell office:value-type="string" calcext:value-type="string">
            <text:p>93 crtNewClsGnrc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4 new_array_exp new type_exp dim_list </text:p>
          </table:table-cell>
          <table:table-cell office:value-type="string" calcext:value-type="string">
            <text:p>94 crtNewArrTp 1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5 new_array_exp { array_init_list } </text:p>
          </table:table-cell>
          <table:table-cell office:value-type="string" calcext:value-type="string">
            <text:p>95 crtNewArr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6 array_init_list array_init_list , array_init </text:p>
          </table:table-cell>
          <table:table-cell office:value-type="string" calcext:value-type="string">
            <text:p>96 lnkArrL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7 array_init_list array_init </text:p>
          </table:table-cell>
          <table:table-cell office:value-type="string" calcext:value-type="string">
            <text:p>97 crtArrL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8 array_init calc_exp </text:p>
          </table:table-cell>
          <table:table-cell office:value-type="string" calcext:value-type="string">
            <text:p>98 crtArr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9 array_init { array_init_list } </text:p>
          </table:table-cell>
          <table:table-cell office:value-type="string" calcext:value-type="string">
            <text:p>99 crtArrLstArr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0 dim_list dim_list [ add_exp ] </text:p>
          </table:table-cell>
          <table:table-cell office:value-type="string" calcext:value-type="string">
            <text:p>100 lnkDimLst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1 dim_list [ add_exp ] </text:p>
          </table:table-cell>
          <table:table-cell office:value-type="string" calcext:value-type="string">
            <text:p>101 crtDim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2 cond_exp bool_exp </text:p>
          </table:table-cell>
          <table:table-cell office:value-type="string" calcext:value-type="string">
            <text:p>102 crtCndBl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3 bool_exp bool_exp || or_exp </text:p>
          </table:table-cell>
          <table:table-cell office:value-type="string" calcext:value-type="string">
            <text:p>103 lnkBlOr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4 bool_exp or_exp </text:p>
          </table:table-cell>
          <table:table-cell office:value-type="string" calcext:value-type="string">
            <text:p>104 crtBlO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5 or_exp or_exp &amp;&amp; and_exp </text:p>
          </table:table-cell>
          <table:table-cell office:value-type="string" calcext:value-type="string">
            <text:p>105 lnkOrAnd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6 or_exp and_exp </text:p>
          </table:table-cell>
          <table:table-cell office:value-type="string" calcext:value-type="string">
            <text:p>106 crtOrAn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7 and_exp cmp_exp </text:p>
          </table:table-cell>
          <table:table-cell office:value-type="string" calcext:value-type="string">
            <text:p>107 crtAndCm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8 cmp_exp add_exp &gt; add_exp </text:p>
          </table:table-cell>
          <table:table-cell office:value-type="string" calcext:value-type="string">
            <text:p>108 lnkCmpG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9 cmp_exp add_exp &gt;= add_exp </text:p>
          </table:table-cell>
          <table:table-cell office:value-type="string" calcext:value-type="string">
            <text:p>109 lnkCmpG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0 cmp_exp add_exp &lt; add_exp </text:p>
          </table:table-cell>
          <table:table-cell office:value-type="string" calcext:value-type="string">
            <text:p>110 lnkCmpL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1 cmp_exp add_exp &lt;= add_exp </text:p>
          </table:table-cell>
          <table:table-cell office:value-type="string" calcext:value-type="string">
            <text:p>111 lnkCmpL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2 cmp_exp add_exp == add_exp </text:p>
          </table:table-cell>
          <table:table-cell office:value-type="string" calcext:value-type="string">
            <text:p>112 lnkCmpEQ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3 cmp_exp add_exp != add_exp </text:p>
          </table:table-cell>
          <table:table-cell office:value-type="string" calcext:value-type="string">
            <text:p>113 lnkCmpN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4 cmp_exp ! add_exp </text:p>
          </table:table-cell>
          <table:table-cell office:value-type="string" calcext:value-type="string">
            <text:p>114 crtCmpNAd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5 cmp_exp add_exp </text:p>
          </table:table-cell>
          <table:table-cell office:value-type="string" calcext:value-type="string">
            <text:p>115 crtCmpAd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6 cmp_exp true </text:p>
          </table:table-cell>
          <table:table-cell office:value-type="string" calcext:value-type="string">
            <text:p>116 crtCmpT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7 cmp_exp false </text:p>
          </table:table-cell>
          <table:table-cell office:value-type="string" calcext:value-type="string">
            <text:p>117 crtCmpF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8 add_exp add_exp + mul_exp </text:p>
          </table:table-cell>
          <table:table-cell office:value-type="string" calcext:value-type="string">
            <text:p>118 lnkAddAdd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9 add_exp add_exp - mul_exp </text:p>
          </table:table-cell>
          <table:table-cell office:value-type="string" calcext:value-type="string">
            <text:p>119 lnkAddMn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0 add_exp + mul_exp </text:p>
          </table:table-cell>
          <table:table-cell office:value-type="string" calcext:value-type="string">
            <text:p>120 crtAddPl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1 add_exp - mul_exp </text:p>
          </table:table-cell>
          <table:table-cell office:value-type="string" calcext:value-type="string">
            <text:p>121 crtAddMn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2 add_exp mul_exp </text:p>
          </table:table-cell>
          <table:table-cell office:value-type="string" calcext:value-type="string">
            <text:p>122 crtAddMul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3 mul_exp mul_exp * access_exp </text:p>
          </table:table-cell>
          <table:table-cell office:value-type="string" calcext:value-type="string">
            <text:p>123 lnkMulMul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4 mul_exp mul_exp / access_exp </text:p>
          </table:table-cell>
          <table:table-cell office:value-type="string" calcext:value-type="string">
            <text:p>124 lnkMulSub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5 mul_exp unary_exp </text:p>
          </table:table-cell>
          <table:table-cell office:value-type="string" calcext:value-type="string">
            <text:p>125 crtMulUn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6 unary_exp ++ access_exp </text:p>
          </table:table-cell>
          <table:table-cell office:value-type="string" calcext:value-type="string">
            <text:p>126 crtUnrIn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7 unary_exp -- access_exp </text:p>
          </table:table-cell>
          <table:table-cell office:value-type="string" calcext:value-type="string">
            <text:p>127 crtUnrDe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8 unary_exp access_exp ++ </text:p>
          </table:table-cell>
          <table:table-cell office:value-type="string" calcext:value-type="string">
            <text:p>128 crtUnrInc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9 unary_exp access_exp -- </text:p>
          </table:table-cell>
          <table:table-cell office:value-type="string" calcext:value-type="string">
            <text:p>129 crtUnrDec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0 unary_exp access_exp </text:p>
          </table:table-cell>
          <table:table-cell office:value-type="string" calcext:value-type="string">
            <text:p>130 crtUnrAc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1 unary_exp cast_exp </text:p>
          </table:table-cell>
          <table:table-cell office:value-type="string" calcext:value-type="string">
            <text:p>131 crtUnrC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2 cast_exp ( type_exp ) access_exp </text:p>
          </table:table-cell>
          <table:table-cell office:value-type="string" calcext:value-type="string">
            <text:p>132 crtC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3 access_exp field_access </text:p>
          </table:table-cell>
          <table:table-cell office:value-type="string" calcext:value-type="string">
            <text:p>133 crtAccFl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4 access_exp array_access </text:p>
          </table:table-cell>
          <table:table-cell office:value-type="string" calcext:value-type="string">
            <text:p>134 crtAccAr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5 access_exp apply_exp </text:p>
          </table:table-cell>
          <table:table-cell office:value-type="string" calcext:value-type="string">
            <text:p>135 crtAccAp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6 access_exp pri_exp </text:p>
          </table:table-cell>
          <table:table-cell office:value-type="string" calcext:value-type="string">
            <text:p>136 crtAccPri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37 field_access field_access . <text:span text:style-name="T1">var</text:span> </text:p>
          </table:table-cell>
          <table:table-cell office:value-type="string" calcext:value-type="string">
            <text:p>137 lnkFldAccVar 2 0 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38 field_access field_access . class </text:p>
          </table:table-cell>
          <table:table-cell office:value-type="string" calcext:value-type="string">
            <text:p>138 lnkFldAccCl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39 field_access <text:span text:style-name="T1">var</text:span> </text:p>
          </table:table-cell>
          <table:table-cell office:value-type="string" calcext:value-type="string">
            <text:p>139 crtFldAccVar 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40 field_access this </text:p>
          </table:table-cell>
          <table:table-cell office:value-type="string" calcext:value-type="string">
            <text:p>140 crtFldAccTh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1 field_access super </text:p>
          </table:table-cell>
          <table:table-cell office:value-type="string" calcext:value-type="string">
            <text:p>141 crtFldAccSp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2 array_access field_access dim_list </text:p>
          </table:table-cell>
          <table:table-cell office:value-type="string" calcext:value-type="string">
            <text:p>142 crtArrAcc 1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3 pri_exp number </text:p>
          </table:table-cell>
          <table:table-cell office:value-type="string" calcext:value-type="string">
            <text:p>143 crtPriNum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4 pri_exp <text:span text:style-name="T1">str</text:span> </text:p>
          </table:table-cell>
          <table:table-cell office:value-type="string" calcext:value-type="string">
            <text:p>144 crtPriStr 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5 pri_exp <text:span text:style-name="T1">chr</text:span> </text:p>
          </table:table-cell>
          <table:table-cell office:value-type="string" calcext:value-type="string">
            <text:p>145 crtPriChr 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46 pri_exp ( cond_exp ) </text:p>
          </table:table-cell>
          <table:table-cell office:value-type="string" calcext:value-type="string">
            <text:p>146 crtPriCnd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7 apply_exp access_exp . <text:span text:style-name="T1">var</text:span> ( arg_list ) </text:p>
          </table:table-cell>
          <table:table-cell office:value-type="string" calcext:value-type="string">
            <text:p>147 crtAppAcc 5 3 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8 apply_exp apply_exp . <text:span text:style-name="T1">var</text:span> ( arg_list ) </text:p>
          </table:table-cell>
          <table:table-cell office:value-type="string" calcext:value-type="string">
            <text:p>148 crtAppApp 5 3 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9 apply_exp <text:span text:style-name="T1">var</text:span> ( arg_list ) </text:p>
          </table:table-cell>
          <table:table-cell office:value-type="string" calcext:value-type="string">
            <text:p>149 crtAppVar 3 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50 arg_list arguments </text:p>
          </table:table-cell>
          <table:table-cell office:value-type="string" calcext:value-type="string">
            <text:p>150 crtArgL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1 arg_list e </text:p>
          </table:table-cell>
          <table:table-cell office:value-type="string" calcext:value-type="string">
            <text:p>151 crtArgLstE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2 arguments arguments , calc_exp </text:p>
          </table:table-cell>
          <table:table-cell office:value-type="string" calcext:value-type="string">
            <text:p>152 lnkArgL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3 arguments calc_exp </text:p>
          </table:table-cell>
          <table:table-cell office:value-type="string" calcext:value-type="string">
            <text:p>153 crtArg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4 lambda_exp ( par_list ) -&gt; { stmt_list } </text:p>
          </table:table-cell>
          <table:table-cell office:value-type="string" calcext:value-type="string">
            <text:p>154 crtLbdExp 7 5 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1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21:05:19.285683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6-02-14T21:07:57.958753850</dc:date>
    <meta:editing-duration>PT14H53M36S</meta:editing-duration>
    <meta:editing-cycles>11</meta:editing-cycles>
    <meta:generator>LibreOffice/4.2.8.2$Linux_X86_64 LibreOffice_project/420m0$Build-2</meta:generator>
    <meta:document-statistic meta:table-count="1" meta:cell-count="472" meta:object-count="0"/>
  </office:meta>
</office:document-meta>
</file>